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D9E4173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Standard">
      <style:paragraph-properties fo:line-height="115%" style:writing-mode="lr-tb"/>
      <style:text-properties fo:font-variant="normal" fo:text-transform="none" fo:color="#000000" style:font-name="Helvetica Neue" fo:font-size="6pt" fo:letter-spacing="normal" fo:font-style="normal" fo:font-weight="normal" style:font-size-asian="6pt" style:font-size-complex="6pt"/>
    </style:style>
    <style:style style:name="P4" style:family="paragraph" style:parent-style-name="Standard">
      <style:paragraph-properties fo:margin-left="1.27cm" fo:margin-right="0cm" fo:line-height="115%" fo:text-indent="0cm" style:auto-text-indent="false" style:writing-mode="lr-tb"/>
      <style:text-properties fo:font-variant="normal" fo:text-transform="none" fo:color="#000000" style:font-name="Helvetica Neue" fo:font-size="8.60000038146973pt" fo:letter-spacing="normal" fo:font-style="normal" fo:font-weight="normal"/>
    </style:style>
    <style:style style:name="P5" style:family="paragraph" style:parent-style-name="Standard" style:list-style-name="L1">
      <style:paragraph-properties fo:line-height="115%"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iso3viap2ud3"/>License Information</text:h>
      <text:p text:style-name="P1"/>
      <text:p text:style-name="P1">VStar itself is licensed under the GNU Affero General Public License, the details of which can be found here: <text:a xlink:type="simple" xlink:href="http://www.gnu.org/licenses/agpl.html"><text:span text:style-name="T1">http</text:span></text:a><text:a xlink:type="simple" xlink:href="http://www.gnu.org/licenses/agpl.html"><text:span text:style-name="T1">://</text:span></text:a><text:a xlink:type="simple" xlink:href="http://www.gnu.org/licenses/agpl.html"><text:span text:style-name="T1">www</text:span></text:a><text:a xlink:type="simple" xlink:href="http://www.gnu.org/licenses/agpl.html"><text:span text:style-name="T1">.</text:span></text:a><text:a xlink:type="simple" xlink:href="http://www.gnu.org/licenses/agpl.html"><text:span text:style-name="T1">gnu</text:span></text:a><text:a xlink:type="simple" xlink:href="http://www.gnu.org/licenses/agpl.html"><text:span text:style-name="T1">.</text:span></text:a><text:a xlink:type="simple" xlink:href="http://www.gnu.org/licenses/agpl.html"><text:span text:style-name="T1">org</text:span></text:a><text:a xlink:type="simple" xlink:href="http://www.gnu.org/licenses/agpl.html"><text:span text:style-name="T1">/</text:span></text:a><text:a xlink:type="simple" xlink:href="http://www.gnu.org/licenses/agpl.html"><text:span text:style-name="T1">licenses</text:span></text:a><text:a xlink:type="simple" xlink:href="http://www.gnu.org/licenses/agpl.html"><text:span text:style-name="T1">/</text:span></text:a><text:a xlink:type="simple" xlink:href="http://www.gnu.org/licenses/agpl.html"><text:span text:style-name="T1">agpl</text:span></text:a><text:a xlink:type="simple" xlink:href="http://www.gnu.org/licenses/agpl.html"><text:span text:style-name="T1">.</text:span></text:a><text:a xlink:type="simple" xlink:href="http://www.gnu.org/licenses/agpl.html"><text:span text:style-name="T1">html</text:span></text:a></text:p>
      <text:p text:style-name="P1"/>
      <text:p text:style-name="P1">Like most modern software, VStar is dependent upon libraries of code written by others for some of its functionality, most notably for plotting, database access, and some statistical operations.</text:p>
      <text:p text:style-name="P1"/>
      <text:p text:style-name="P1">See <text:a xlink:type="simple" xlink:href="https://sourceforge.net/p/vstar/code/983/tree/trunk/extlib/ReadMe.txt">https</text:a><text:a xlink:type="simple" xlink:href="https://sourceforge.net/p/vstar/code/983/tree/trunk/extlib/ReadMe.txt">://</text:a><text:a xlink:type="simple" xlink:href="https://sourceforge.net/p/vstar/code/983/tree/trunk/extlib/ReadMe.txt">sourceforge</text:a><text:a xlink:type="simple" xlink:href="https://sourceforge.net/p/vstar/code/983/tree/trunk/extlib/ReadMe.txt">.</text:a><text:a xlink:type="simple" xlink:href="https://sourceforge.net/p/vstar/code/983/tree/trunk/extlib/ReadMe.txt">net</text:a><text:a xlink:type="simple" xlink:href="https://sourceforge.net/p/vstar/code/983/tree/trunk/extlib/ReadMe.txt">/</text:a><text:a xlink:type="simple" xlink:href="https://sourceforge.net/p/vstar/code/983/tree/trunk/extlib/ReadMe.txt">p</text:a><text:a xlink:type="simple" xlink:href="https://sourceforge.net/p/vstar/code/983/tree/trunk/extlib/ReadMe.txt">/</text:a><text:a xlink:type="simple" xlink:href="https://sourceforge.net/p/vstar/code/983/tree/trunk/extlib/ReadMe.txt">vstar</text:a><text:a xlink:type="simple" xlink:href="https://sourceforge.net/p/vstar/code/983/tree/trunk/extlib/ReadMe.txt">/</text:a><text:a xlink:type="simple" xlink:href="https://sourceforge.net/p/vstar/code/983/tree/trunk/extlib/ReadMe.txt">code</text:a><text:a xlink:type="simple" xlink:href="https://sourceforge.net/p/vstar/code/983/tree/trunk/extlib/ReadMe.txt">//</text:a><text:a xlink:type="simple" xlink:href="https://sourceforge.net/p/vstar/code/983/tree/trunk/extlib/ReadMe.txt">trunk</text:a><text:a xlink:type="simple" xlink:href="https://sourceforge.net/p/vstar/code/983/tree/trunk/extlib/ReadMe.txt">/</text:a><text:a xlink:type="simple" xlink:href="https://sourceforge.net/p/vstar/code/983/tree/trunk/extlib/ReadMe.txt">extlib</text:a><text:a xlink:type="simple" xlink:href="https://sourceforge.net/p/vstar/code/983/tree/trunk/extlib/ReadMe.txt">/</text:a><text:a xlink:type="simple" xlink:href="https://sourceforge.net/p/vstar/code/983/tree/trunk/extlib/ReadMe.txt">ReadMe</text:a><text:a xlink:type="simple" xlink:href="https://sourceforge.net/p/vstar/code/983/tree/trunk/extlib/ReadMe.txt">.</text:a><text:a xlink:type="simple" xlink:href="https://sourceforge.net/p/vstar/code/983/tree/trunk/extlib/ReadMe.txt">txt</text:a> for the most up to date information about the libraries used by VStar.</text:p>
      <text:p text:style-name="P2"/>
      <text:p text:style-name="P2">This document is licensed under a Creative Commons Attribution (CC BY) license:</text:p>
      <text:p text:style-name="P2"/>
      <text:p text:style-name="P3"><draw:frame draw:style-name="fr1" draw:name="graphics1" text:anchor-type="paragraph" svg:x="1.286cm" svg:y="-0.046cm" svg:width="2.051cm" svg:height="0.723cm" draw:z-index="0"><draw:image xlink:href="Pictures/10000201000000580000001FD9E41733.png" xlink:type="simple" xlink:show="embed" xlink:actuate="onLoad"/></draw:frame></text:p>
      <text:p text:style-name="P4">This license lets others distribute, remix, tweak, and build upon your work, even commercially, as long as they credit you for the original creation. This is the most accommodating of licenses offered. Recommended for maximum dissemination and use of licensed materials.</text:p>
      <text:p text:style-name="P2"/>
      <text:p text:style-name="P2">See the following links for license information:</text:p>
      <text:p text:style-name="P2"/>
      <text:list xml:id="list4739502099892619955" text:style-name="L1">
        <text:list-item>
          <text:p text:style-name="P5"><text:a xlink:type="simple" xlink:href="http://creativecommons.org/licenses/by/3.0/">http://creativecommons.org/licenses/by/3.0</text:a></text:p>
        </text:list-item>
        <text:list-item>
          <text:p text:style-name="P5"><text:a xlink:type="simple" xlink:href="http://creativecommons.org/licenses/by/3.0/legalcode">http://creativecommons.org/licenses/by/3.0/legalcod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6</meta:editing-cycles>
    <dc:date>2013-09-27T09:28:14</dc:date>
    <meta:editing-duration>PT7M13S</meta:editing-duration>
    <meta:document-statistic meta:table-count="0" meta:image-count="1" meta:object-count="0" meta:page-count="1" meta:paragraph-count="10" meta:word-count="131" meta:character-count="990"/>
  </office:meta>
</office:document-meta>
</file>